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1.27cm" fo:margin-right="0cm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text-indent="-1.27cm"/>
    </style:style>
    <style:style style:name="P10" style:family="paragraph">
      <loext:graphic-properties draw:fill="none" draw:fill-color="#ffffff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1.27cm" fo:margin-right="0cm" fo:text-indent="-1.27cm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4pt" fo:font-style="normal" fo:text-shadow="1pt 1pt" style:text-underline-style="none" fo:font-weight="normal" style:letter-kerning="true" style:font-name-asian="Microsoft YaHei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778cm" svg:y="0.508cm">
          <draw:text-box>
            <text:p text:style-name="P1"><text:span text:style-name="T1">Hymn #512</text:span></text:p>
            <text:p text:style-name="P1"><text:span text:style-name="T2">“</text:span><text:span text:style-name="T2">At the Name of Jesu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7.011cm" svg:x="1.778cm" svg:y="0.863cm">
          <draw:text-box>
            <text:p text:style-name="P4"><text:span text:style-name="T3">1. At the name of Jesus</text:span><text:span text:style-name="T4"><text:line-break/></text:span><text:span text:style-name="T3"> <text:s text:c="3"/>Ev’ry knee shall bow,</text:span><text:span text:style-name="T4"><text:line-break/></text:span><text:span text:style-name="T4"> <text:s text:c="3"/></text:span><text:span text:style-name="T3">Ev’ry tongue confess Him</text:span><text:span text:style-name="T4"><text:line-break/></text:span><text:span text:style-name="T3"> <text:s text:c="3"/>King of glory no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7" draw:layer="layout" svg:width="24.892cm" svg:height="7.011cm" svg:x="1.778cm" svg:y="0.863cm">
          <draw:text-box>
            <text:p text:style-name="P6"><text:span text:style-name="T5"><text:s text:c="4"/></text:span><text:span text:style-name="T3">’</text:span><text:span text:style-name="T3">Tis the Father’s pleasure</text:span><text:span text:style-name="T4"><text:line-break/></text:span><text:span text:style-name="T3"> <text:s text:c="3"/>We should call Him Lord,</text:span><text:span text:style-name="T4"><text:line-break/></text:span><text:span text:style-name="T4"> <text:s text:c="3"/></text:span><text:span text:style-name="T3">Who from the beginning</text:span><text:span text:style-name="T4"><text:line-break/></text:span><text:span text:style-name="T3"> <text:s text:c="3"/>Was the mighty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892cm" svg:height="7.011cm" svg:x="1.734cm" svg:y="0.971cm">
          <draw:text-box>
            <text:p text:style-name="P8"><text:span text:style-name="T6">2. At His voice creation</text:span></text:p>
            <text:p text:style-name="P8"><text:span text:style-name="T6"><text:s text:c="4"/></text:span><text:span text:style-name="T6">Sprang at once to sight,</text:span><text:span text:style-name="T7"><text:line-break/></text:span><text:span text:style-name="T6">All the angel faces,</text:span></text:p>
            <text:p text:style-name="P8"><text:span text:style-name="T6"><text:s text:c="4"/></text:span><text:span text:style-name="T6">All the hosts of ligh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10" draw:layer="layout" svg:width="24.892cm" svg:height="7.011cm" svg:x="1.524cm" svg:y="0.863cm">
          <draw:text-box>
            <text:p text:style-name="P9"><text:span text:style-name="T8"><text:s text:c="4"/></text:span><text:span text:style-name="T6">Thrones and bright dominions,</text:span></text:p>
            <text:p text:style-name="P9"><text:span text:style-name="T6"><text:s text:c="4"/></text:span><text:span text:style-name="T6">Stars upon their way,</text:span><text:span text:style-name="T7"><text:line-break/></text:span><text:span text:style-name="T6">All the heav’nly orders</text:span></text:p>
            <text:p text:style-name="P9"><text:span text:style-name="T6"><text:s text:c="4"/></text:span><text:span text:style-name="T6">In their great ar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5" draw:layer="layout" svg:width="24.892cm" svg:height="7.011cm" svg:x="1.778cm" svg:y="1.016cm">
          <draw:text-box>
            <text:p text:style-name="P8"><text:span text:style-name="T6">3. Humbled for a season,</text:span></text:p>
            <text:p text:style-name="P8"><text:span text:style-name="T6"><text:s text:c="4"/></text:span><text:span text:style-name="T6">To receive a name</text:span><text:span text:style-name="T6"><text:line-break/></text:span><text:span text:style-name="T6">From the lips of sinners</text:span></text:p>
            <text:p text:style-name="P8"><text:span text:style-name="T6"><text:s text:c="4"/></text:span><text:span text:style-name="T6">Unto whom He ca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10" draw:layer="layout" svg:width="24.892cm" svg:height="7.011cm" svg:x="1.778cm" svg:y="1.016cm">
          <draw:text-box>
            <text:p text:style-name="P9"><text:span text:style-name="T8"><text:s text:c="4"/></text:span><text:span text:style-name="T6">Faithfully He bore it</text:span></text:p>
            <text:p text:style-name="P9"><text:span text:style-name="T6"><text:s text:c="4"/></text:span><text:span text:style-name="T6">Spotless to the last,</text:span><text:span text:style-name="T6"><text:line-break/></text:span><text:span text:style-name="T6">Brought it back victorious</text:span></text:p>
            <text:p text:style-name="P9"><text:span text:style-name="T6"><text:s text:c="4"/></text:span><text:span text:style-name="T6">When from death He pass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5" draw:layer="layout" svg:width="24.892cm" svg:height="7.011cm" svg:x="1.778cm" svg:y="0.863cm">
          <draw:text-box>
            <text:p text:style-name="P8"><text:span text:style-name="T6">4. Bore it up triumphant</text:span></text:p>
            <text:p text:style-name="P8"><text:span text:style-name="T6"><text:s text:c="4"/></text:span><text:span text:style-name="T6">With its human light,</text:span><text:span text:style-name="T6"><text:line-break/></text:span><text:span text:style-name="T6">Through all ranks of creatures</text:span></text:p>
            <text:p text:style-name="P8"><text:span text:style-name="T6"><text:s text:c="4"/></text:span><text:span text:style-name="T6">To the central heigh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10" draw:layer="layout" svg:width="24.892cm" svg:height="7.011cm" svg:x="1.778cm" svg:y="1.016cm">
          <draw:text-box>
            <text:p text:style-name="P9"><text:span text:style-name="T8"><text:s text:c="4"/></text:span><text:span text:style-name="T6">To the throne of Godhead,</text:span></text:p>
            <text:p text:style-name="P9"><text:span text:style-name="T6"><text:s text:c="4"/></text:span><text:span text:style-name="T6">To the Father’s breast,</text:span><text:span text:style-name="T6"><text:line-break/></text:span><text:span text:style-name="T6">Filled it with the glory</text:span></text:p>
            <text:p text:style-name="P9"><text:span text:style-name="T6"><text:s text:c="4"/></text:span><text:span text:style-name="T6">Of that perfect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5" draw:layer="layout" svg:width="24.892cm" svg:height="7.011cm" svg:x="1.778cm" svg:y="1.016cm">
          <draw:text-box>
            <text:p text:style-name="P8"><text:span text:style-name="T6">5. In your hearts enthrone Him;</text:span></text:p>
            <text:p text:style-name="P8"><text:span text:style-name="T6"><text:s text:c="4"/></text:span><text:span text:style-name="T6">There let Him subdue</text:span><text:span text:style-name="T6"><text:line-break/></text:span><text:span text:style-name="T6">All that is not holy,</text:span></text:p>
            <text:p text:style-name="P8"><text:span text:style-name="T6"><text:s text:c="4"/></text:span><text:span text:style-name="T6">All that is not tru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3" draw:text-style-name="P10" draw:layer="layout" svg:width="24.892cm" svg:height="7.011cm" svg:x="1.778cm" svg:y="1.016cm">
          <draw:text-box>
            <text:p text:style-name="P9"><text:span text:style-name="T8"><text:s text:c="4"/></text:span><text:span text:style-name="T6">Crown Him as your captain</text:span></text:p>
            <text:p text:style-name="P9"><text:span text:style-name="T6"><text:s text:c="4"/></text:span><text:span text:style-name="T6">In temptation’s hour;</text:span><text:span text:style-name="T6"><text:line-break/></text:span><text:span text:style-name="T6">Let His will enfold you</text:span></text:p>
            <text:p text:style-name="P9"><text:span text:style-name="T6"><text:s text:c="4"/></text:span><text:span text:style-name="T6">In its light and pow’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3" draw:text-style-name="P5" draw:layer="layout" svg:width="24.892cm" svg:height="7.011cm" svg:x="1.778cm" svg:y="1.06cm">
          <draw:text-box>
            <text:p text:style-name="P8"><text:span text:style-name="T6">6. Christians, this Lord Jesus</text:span></text:p>
            <text:p text:style-name="P8"><text:span text:style-name="T6"><text:s text:c="4"/></text:span><text:span text:style-name="T6">Shall return again</text:span><text:span text:style-name="T6"><text:line-break/></text:span><text:span text:style-name="T6">In His Father’s glory,</text:span></text:p>
            <text:p text:style-name="P8"><text:span text:style-name="T6"><text:s text:c="4"/></text:span><text:span text:style-name="T6">With His angel trai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3" draw:text-style-name="P10" draw:layer="layout" svg:width="24.892cm" svg:height="7.011cm" svg:x="1.778cm" svg:y="1.016cm">
          <draw:text-box>
            <text:p text:style-name="P9"><text:span text:style-name="T8"><text:s text:c="4"/></text:span><text:span text:style-name="T6">For all wreaths of empire</text:span></text:p>
            <text:p text:style-name="P9"><text:span text:style-name="T6"><text:s text:c="4"/></text:span><text:span text:style-name="T6">Meet upon His brow,</text:span><text:span text:style-name="T6"><text:line-break/></text:span><text:span text:style-name="T6">And our hearts confess Him</text:span></text:p>
            <text:p text:style-name="P9"><text:span text:style-name="T6"><text:s text:c="4"/></text:span><text:span text:style-name="T6">King of glory 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3" draw:text-style-name="P5" draw:layer="layout" svg:width="24.892cm" svg:height="7.011cm" svg:x="1.778cm" svg:y="0.863cm">
          <draw:text-box>
            <text:p text:style-name="P8"><text:span text:style-name="T6">7. Glory then to Jesus,</text:span></text:p>
            <text:p text:style-name="P8"><text:span text:style-name="T6"><text:s text:c="4"/></text:span><text:span text:style-name="T6">Who, the Prince of light,</text:span><text:span text:style-name="T6"><text:line-break/></text:span><text:span text:style-name="T6">To a world in darkness</text:span></text:p>
            <text:p text:style-name="P8"><text:span text:style-name="T6"><text:s text:c="4"/></text:span><text:span text:style-name="T6">Brought the gift of sigh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draw:frame draw:style-name="gr4" draw:text-style-name="P12" draw:layer="layout" svg:width="24.892cm" svg:height="11.938cm" svg:x="1.778cm" svg:y="1.016cm">
          <draw:text-box>
            <text:p text:style-name="P9"><text:span text:style-name="T8"><text:s text:c="4"/></text:span><text:span text:style-name="T6">Praise to God the Father;</text:span></text:p>
            <text:p text:style-name="P9"><text:span text:style-name="T6"><text:s text:c="4"/></text:span><text:span text:style-name="T6">In the Spirit’s love</text:span><text:span text:style-name="T6"><text:line-break/></text:span><text:span text:style-name="T6">Praise we all together</text:span></text:p>
            <text:p text:style-name="P9"><text:span text:style-name="T6"><text:s text:c="4"/></text:span><text:span text:style-name="T6">Him who reigns above.</text:span></text:p>
            <text:p text:style-name="P11"><text:span text:style-name="T8"/></text:p>
            <text:p text:style-name="P11"><text:span text:style-name="T9"/></text:p>
            <text:p text:style-name="P11"><text:span text:style-name="T9"/></text:p>
            <text:p text:style-name="P11"><text:span text:style-name="T8"><text:s text:c="3"/></text:span><text:span text:style-name="T10"><text:s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21:53:02.446000000</meta:creation-date>
    <dc:date>2019-01-13T19:09:37.418000000</dc:date>
    <meta:editing-duration>PT23M12S</meta:editing-duration>
    <meta:editing-cycles>3</meta:editing-cycles>
    <meta:generator>LibreOffice/6.0.7.3$Windows_X86_64 LibreOffice_project/dc89aa7a9eabfd848af146d5086077aeed2ae4a5</meta:generator>
    <meta:document-statistic meta:object-count="246"/>
  </office:meta>
</office:document-meta>
</file>